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1D00000133687E4445005A60C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814cm" svg:height="6.091cm" svg:x="3.076cm" svg:y="12.091cm">
          <draw:image xlink:href="Pictures/100000000000031D00000133687E4445005A60C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6:28:34.973550435</meta:creation-date>
    <dc:date>2018-04-27T16:28:49.788394717</dc:date>
    <meta:editing-duration>PT15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